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, 'Times New Roman', Times, Baskerville, Georgia, serif"/>
    <style:font-face style:name="Noto Serif CJK SC" svg:font-family="'Noto Serif CJK SC'" style:font-family-generic="system" style:font-pitch="variable"/>
    <style:font-face style:name="PT Sans" svg:font-family="'PT Sans', Arial, 'Helvetica Neue', Helvetica, sans-serif"/>
  </office:font-face-decls>
  <office:automatic-styles>
    <style:style style:name="P1" style:family="paragraph" style:parent-style-name="Standard">
      <style:paragraph-properties fo:margin-left="0cm" fo:margin-right="0cm" fo:margin-top="0cm" fo:margin-bottom="0.106cm" style:contextual-spacing="false" fo:line-height="129%" fo:text-align="center" style:justify-single-word="false" fo:orphans="2" fo:widows="2" fo:text-indent="0cm" style:auto-text-indent="false"/>
      <style:text-properties fo:font-variant="normal" fo:text-transform="none" fo:color="#3c3c3c" loext:opacity="100%" style:font-name="PT Sans" fo:font-size="1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529cm" style:contextual-spacing="false" fo:line-height="188%" fo:text-align="center" style:justify-single-word="false" fo:orphans="2" fo:widows="2" fo:text-indent="0cm" style:auto-text-indent="false"/>
      <style:text-properties fo:font-variant="normal" fo:text-transform="none" fo:color="#3c3c3c" loext:opacity="100%" style:font-name="Noto Serif" fo:font-size="8pt" fo:letter-spacing="normal" fo:font-style="normal" fo:font-weight="normal" loext:padding="0cm" loext:border="none"/>
    </style:style>
    <style:style style:name="P3" style:family="paragraph" style:parent-style-name="Text_20_body">
      <style:paragraph-properties fo:margin-left="0cm" fo:margin-right="0cm" fo:margin-top="0.529cm" fo:margin-bottom="0.529cm" style:contextual-spacing="false" fo:line-height="188%" fo:text-align="center" style:justify-single-word="false" fo:orphans="2" fo:widows="2" fo:text-indent="0cm" style:auto-text-indent="false"/>
      <style:text-properties fo:font-size="8pt"/>
    </style:style>
    <style:style style:name="T1" style:family="text">
      <style:text-properties fo:font-variant="normal" fo:text-transform="none" fo:color="#3c3c3c" loext:opacity="100%" style:font-name="Noto Serif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3c3c3c" loext:opacity="100%" style:font-name="Noto Serif" fo:font-size="12pt" fo:letter-spacing="normal" fo:font-style="normal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екрасивая девочка</text:p>
      <text:p text:style-name="P2">Среди других играющих детей<text:line-break/>Она напоминает лягушонка.<text:line-break/>Заправлена в трусы худая рубашонка,<text:line-break/>Колечки рыжеватые кудрей<text:line-break/>Рассыпаны, рот длинен, зубки кривы,<text:line-break/>Черты лица остры и некрасивы.<text:line-break/>Двум мальчуганам, сверстникам её,<text:line-break/>Отцы купили по велосипеду.<text:line-break/>Сегодня мальчики, не торопясь к обеду,<text:line-break/>Гоняют по двору, забывши про неё,<text:line-break/>Она ж за ними бегает по следу.<text:line-break/>Чужая радость так же, как своя,<text:line-break/>Томит её и вон из сердца рвётся,<text:line-break/>И девочка ликует и смеётся,<text:line-break/>Охваченная счастьем бытия.</text:p>
      <text:p text:style-name="P3"><text:span text:style-name="T1">Ни тени зависти, ни умысла худого<text:line-break/>Ещё не знает это существо.<text:line-break/>Ей всё на свете так безмерно ново,<text:line-break/>Так живо всё, что для иных мертво!<text:line-break/>И не хочу я думать, наблюдая,<text:line-break/>Что будет день, когда она, рыдая,<text:line-break/>Увидит с ужасом, что посреди подруг<text:line-break/>Она всего лишь бедная дурнушка!<text:line-break/>Мне верить хочется, что сердце не игрушка,<text:line-break/>Сломать его едва ли можно вдруг!<text:line-break/>Мне верить хочется, что чистый этот пламень,<text:line-break/>Который в глубине её горит,<text:line-break/>Всю боль свою один переболит<text:line-break/>И перетопит самый тяжкий камень!<text:line-break/>И пусть черты её нехороши<text:line-break/>И нечем ей прельстить воображенье, —<text:line-break/>Младенческая грация души<text:line-break/>Уже сквозит в любом её движенье.<text:line-break/>А если это так, то что есть красота<text:line-break/>И почему её обожествляют люди?<text:line-break/>Сосуд она, в котором пустота,<text:line-break/>Или огонь, мерцающий в сосуде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, 'Times New Roman', Times, Baskerville, Georgia, serif"/>
    <style:font-face style:name="Noto Serif CJK SC" svg:font-family="'Noto Serif CJK SC'" style:font-family-generic="system" style:font-pitch="variable"/>
    <style:font-face style:name="PT Sans" svg:font-family="'PT Sans', Arial, 'Helvetica Neue'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21:43:25.978111339</meta:creation-date>
    <dc:date>2023-02-20T21:55:21.194798751</dc:date>
    <meta:editing-duration>PT1M44S</meta:editing-duration>
    <meta:editing-cycles>1</meta:editing-cycles>
    <meta:document-statistic meta:table-count="0" meta:image-count="0" meta:object-count="0" meta:page-count="1" meta:paragraph-count="3" meta:word-count="200" meta:character-count="1205" meta:non-whitespace-character-count="1007"/>
    <meta:generator>LibreOffice/7.3.7.2$Linux_X86_64 LibreOffice_project/30$Build-2</meta:generator>
  </office:meta>
</office:document-meta>
</file>